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99520833333333cm" style:use-optimal-column-width="true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TOR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autor_clave</text:p>
          </table:table-cell>
          <table:table-cell office:value-type="string" table:style-name="ce1">
            <text:p>autor_nombre</text:p>
          </table:table-cell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Gabriel García Márquez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Pablo Neruda</text:p>
          </table:table-cell>
          <table:table-cell table:number-columns-repeated="1638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Edgar Allan Poe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Rafael Pombo</text:p>
          </table:table-cell>
          <table:table-cell table:number-columns-repeated="1638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ubén Darío</text:p>
          </table:table-cell>
          <table:table-cell table:number-columns-repeated="1638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Vargas Llosa</text:p>
          </table:table-cell>
          <table:table-cell table:number-columns-repeated="1638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Alfonso Reyes</text:p>
          </table:table-cell>
          <table:table-cell table:number-columns-repeated="1638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Rómulo Gallego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CASANARE</meta:initial-creator>
    <dc:creator>CASANARE</dc:creator>
    <meta:creation-date>2024-08-17T14:52:37Z</meta:creation-date>
    <dc:date>2024-08-17T15:18:23Z</dc:date>
  </office:meta>
</office:document-meta>
</file>